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.5cm" fo:margin-bottom="0cm"/>
      <style:text-properties fo:font-size="22pt" style:font-size-asian="22pt" style:font-size-complex="22pt"/>
    </style:style>
    <style:style style:name="P7" style:family="paragraph">
      <style:paragraph-properties fo:margin-top="0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2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2cm" svg:y="8.5cm">
          <draw:text-box>
            <text:p text:style-name="P2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">
        <draw:frame presentation:style-name="pr4" draw:layer="layout" svg:width="25.199cm" svg:height="2.629cm" svg:x="1.4cm" svg:y="0.028cm" presentation:class="title" presentation:user-transformed="true">
          <draw:text-box>
            <text:p>Модульные тесты</text:p>
          </draw:text-box>
        </draw:frame>
        <draw:frame presentation:style-name="pr5" draw:text-style-name="P5" draw:layer="layout" svg:width="12.297cm" svg:height="12cm" svg:x="1.4cm" svg:y="3cm" presentation:class="outline" presentation:user-transformed="true">
          <draw:text-box>
            <text:p text:style-name="P5"><text:span text:style-name="T2">Основные отличия модульных тестов от остальных</text:span></text:p>
            <text:list text:style-name="L3">
              <text:list-item>
                <text:p text:style-name="P5"><text:span text:style-name="T2">Модель «белого ящика»</text:span></text:p>
              </text:list-item>
              <text:list-item>
                <text:p text:style-name="P5"><text:span text:style-name="T2">Создание и использование командой разработки</text:span></text:p>
              </text:list-item>
              <text:list-item>
                <text:p text:style-name="P5"><text:span text:style-name="T2">Очень частое выполнение (период от нескольких минут)</text:span></text:p>
                <text:list>
                  <text:list-item>
                    <text:p text:style-name="P5"><text:span text:style-name="T2">Высокая скорость</text:span></text:p>
                  </text:list-item>
                  <text:list-item>
                    <text:p text:style-name="P5"><text:span text:style-name="T2">Автоматизация</text:span></text:p>
                  </text:list-item>
                </text:list>
              </text:list-item>
              <text:list-item>
                <text:p text:style-name="P5"><text:span text:style-name="T2">Изоляция от других модулей</text:span></text:p>
              </text:list-item>
            </text:list>
            <text:p text:style-name="P5"><text:span text:style-name="T2"/></text:p>
          </draw:text-box>
        </draw:frame>
        <draw:frame presentation:style-name="pr5" draw:text-style-name="P5" draw:layer="layout" svg:width="12.297cm" svg:height="12cm" svg:x="14.313cm" svg:y="3cm" presentation:class="outline" presentation:user-transformed="true">
          <draw:text-box>
            <text:p text:style-name="P6"><text:span text:style-name="T2">Принципы написания модульных тестов</text:span></text:p>
            <text:list text:style-name="L4">
              <text:list-item>
                <text:p text:style-name="P6"><text:span text:style-name="T2">Взаимная независимость</text:span></text:p>
              </text:list-item>
              <text:list-item>
                <text:p text:style-name="P6"><text:span text:style-name="T2">Конкретная направленность</text:span></text:p>
              </text:list-item>
              <text:list-item>
                <text:p text:style-name="P6"><text:span text:style-name="T2">Информативность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">
        <draw:frame presentation:style-name="pr6" draw:layer="layout" svg:width="25.199cm" svg:height="3.003cm" svg:x="1.4cm" svg:y="0.441cm" presentation:class="title" presentation:user-transformed="true">
          <draw:text-box>
            <text:p>A Set of Unit Testing Rules<text:line-break/><text:span text:style-name="T3">by Michael Feathers</text:span></text:p>
          </draw:text-box>
        </draw:frame>
        <draw:frame presentation:style-name="pr5" draw:layer="layout" svg:width="25.199cm" svg:height="11.5cm" svg:x="1.4cm" svg:y="4cm" presentation:class="outline" presentation:user-transformed="true">
          <draw:text-box>
            <text:p>Тест не является модульным тестом, если:</text:p>
            <text:list text:style-name="L3">
              <text:list-item>
                <text:p>Он взаимодействует с базой данных</text:p>
              </text:list-item>
              <text:list-item>
                <text:p>Он обменивается данными по сети</text:p>
              </text:list-item>
              <text:list-item>
                <text:p>Это касается файловой системы</text:p>
              </text:list-item>
              <text:list-item>
                <text:p>Он не может запускаться одновременно с любым другим вашим модульным тестом</text:p>
              </text:list-item>
              <text:list-item>
                <text:p>Вы должны выполнить специальные действия с вашей средой (например, отредактировать конфигурационные файлы), чтобы запустить ее</text:p>
              </text:list-item>
            </text:list>
            <text:p>Тесты, которые делают все это, неплохи. Часто их стоит написать, и они могут быть написаны в рамках модульного тестирования. Однако важно уметь отделять их от настоящих модульных тестов, чтобы у нас был набор тестов, которые мы могли бы быстро запускать всякий раз, когда вносим свои изменения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">
        <draw:frame presentation:style-name="pr6" draw:layer="layout" svg:width="25.199cm" svg:height="3.473cm" svg:x="1.4cm" svg:y="0.206cm" presentation:class="title" presentation:user-transformed="true">
          <draw:text-box>
            <text:p>Проблемы модульного тестирования процедурного кода</text:p>
          </draw:text-box>
        </draw:frame>
        <draw:frame presentation:style-name="pr5" draw:text-style-name="P7" draw:layer="layout" svg:width="25.199cm" svg:height="10.815cm" svg:x="1.4cm" svg:y="4.285cm" presentation:class="outline" presentation:user-transformed="true">
          <draw:text-box>
            <text:p text:style-name="P7">Из Википедии (<text:a xlink:href="https://ru.wikipedia.org/wiki/Mock-объект" xlink:type="simple">https://ru.wikipedia.org/wiki/Mock-объект</text:a>):</text:p>
            <text:p text:style-name="P7"/>
            <text:p text:style-name="P7">Mock-объект (от англ. mock object, букв. — «объект-пародия», «объект-имитация», а также «подставка») — в <text:span text:style-name="T4">объектно-ориентированном программировании</text:span> — тип объектов, реализующих заданные аспекты моделируемого программного окружения.</text:p>
            <text:p text:style-name="P7"/>
            <text:p text:style-name="P7">Mock-объект представляет собой конкретную фиктивную реализацию интерфейса, предназначенную исключительно для тестирования взаимодействия и относительно которого высказывается утверждение.</text:p>
            <text:p text:style-name="P7"/>
            <text:p text:style-name="P7">В процедурном программировании аналогичная конструкция называется «dummy» (с англ. — «заглушка»). Функция, выдающая константу, или случайную величину из допустимого диапазона значений.</text:p>
            <text:p text:style-name="P7"/>
            <text:p text:style-name="P7">Mock-объекты активно используются в разработке через тестирование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30T12:26:24.684000000</meta:creation-date>
    <dc:date>2023-06-30T13:33:50.363000000</dc:date>
    <meta:editing-duration>PT1H7M24S</meta:editing-duration>
    <meta:editing-cycles>4</meta:editing-cycles>
    <meta:generator>LibreOffice/7.4.5.1$Windows_X86_64 LibreOffice_project/9c0871452b3918c1019dde9bfac75448afc4b57f</meta:generator>
    <meta:document-statistic meta:object-count="38"/>
  </office:meta>
</office:document-meta>
</file>